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7.5pt" officeooo:rsid="00146f28" officeooo:paragraph-rsid="00146f28" style:font-size-asian="7.5pt" style:font-size-complex="7.5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cc00" loext:char-shading-value="0"/>
    </style:style>
    <style:style style:name="T3" style:family="text">
      <style:text-properties fo:background-color="#ffcc00" loext:char-shading-value="0"/>
    </style:style>
    <style:style style:name="T4" style:family="text">
      <style:text-properties fo:background-color="#ff9900" loext:char-shading-value="0"/>
    </style:style>
    <style:style style:name="T5" style:family="text">
      <style:text-properties fo:background-color="#ff9900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2"/>SCHEDULER LOGIC APPLIED WHEN A CORE IS READY TO DO SOME WORK</text:p>
      <text:p text:style-name="P1"/>
      <text:p text:style-name="P1"><text:s text:c="42"/>NOTE: .at is a shorthand for .lowest_arrival_time</text:p>
      <text:p text:style-name="P1"/>
      <text:p text:style-name="P1"/>
      <text:p text:style-name="P1"/>
      <text:p text:style-name="P1"><text:s text:c="51"/><text:span text:style-name="T2">waiting.empty</text:span> <text:s text:c="68"/><text:span text:style-name="T1">+----------+</text:span></text:p>
      <text:p text:style-name="P1"><text:s text:c="50"/>+----------------------------------------------------------------------------------<text:span text:style-name="T1">+SIGNAL end+</text:span>-+</text:p>
      <text:p text:style-name="P1"><text:s text:c="34"/><text:span text:style-name="T2">ready.empty</text:span> <text:s text:c="4"/>| <text:s text:c="81"/><text:span text:style-name="T1">+----------+</text:span> | <text:s/></text:p>
      <text:p text:style-name="P1"><text:s text:c="33"/>+----------------+ <text:s text:c="94"/>| <text:s text:c="7"/></text:p>
      <text:p text:style-name="P1"><text:s text:c="33"/>| <text:s text:c="15"/>|<text:span text:style-name="T2">waiting.not_empty</text:span> <text:s text:c="42"/><text:span text:style-name="T1">+-----------+</text:span> <text:span text:style-name="T1">+-----+</text:span> <text:s text:c="13"/>|</text:p>
      <text:p text:style-name="P1"><text:s text:c="33"/>| <text:s text:c="15"/>+------------------------------------------------------------<text:span text:style-name="T1">+FWD waiting+</text:span>-<text:span text:style-name="T1">+FLUSH+</text:span>--------------+</text:p>
      <text:p text:style-name="P1"><text:s text:c="6"/><text:span text:style-name="T3">waiting.non_empty</text:span> <text:s text:c="9"/>| <text:s text:c="76"/><text:span text:style-name="T1">+-----------+</text:span> <text:span text:style-name="T1">+-----+</text:span> <text:s text:c="13"/>|</text:p>
      <text:p text:style-name="P1"><text:s text:c="6"/><text:span text:style-name="T3">clk &lt; waiting.at </text:span><text:s text:c="10"/>| <text:s text:c="111"/>|</text:p>
      <text:p text:style-name="P1"><text:s text:c="12"/><text:span text:style-name="T9">OR</text:span> <text:s text:c="18"/>| <text:s text:c="34"/><text:span text:style-name="T2">waiting.empty</text:span> <text:s text:c="28"/><text:span text:style-name="T1">+---------+</text:span> <text:s text:c="23"/>|</text:p>
      <text:p text:style-name="P1"><text:s text:c="6"/><text:span text:style-name="T2">waiting.empty</text:span> <text:s text:c="4"/><text:span text:style-name="T1">+------+</text:span> | <text:s text:c="33"/>+------------------------------------------<text:span text:style-name="T1">+FWD ready+</text:span>------------------------+</text:p>
      <text:p text:style-name="P1"><text:s text:c="5"/>+------------------<text:span text:style-name="T1">+UNLOAD+</text:span>-+ <text:s text:c="33"/>| <text:s text:c="41"/><text:span text:style-name="T1">+---------+</text:span> <text:s text:c="23"/>|</text:p>
      <text:p text:style-name="P1"><text:s text:c="5"/>| <text:s text:c="17"/><text:span text:style-name="T1">+------+</text:span> | <text:s text:c="16"/><text:span text:style-name="T2">clk &lt; ready.at</text:span> <text:s text:c="2"/>| <text:s text:c="76"/>|</text:p>
      <text:p text:style-name="P1"><text:s text:c="5"/>| <text:s text:c="26"/>| <text:s text:c="15"/>+-----------------+ <text:s text:c="18"/><text:span text:style-name="T2">waiting.at &lt;= ready.at</text:span> <text:span text:style-name="T1">+-----------+</text:span> <text:span text:style-name="T1">+-----+</text:span> <text:s text:c="13"/>| <text:s text:c="3"/><text:span text:style-name="T3">+----+</text:span></text:p>
      <text:p text:style-name="P1">+----| <text:s text:c="26"/>| <text:s text:c="15"/>| <text:s text:c="16"/>| <text:s text:c="17"/>+-----------------------<text:span text:style-name="T1">+FWD waiting+</text:span>-<text:span text:style-name="T1">+FLUSH+</text:span>--------------+----<text:span text:style-name="T3">+LOAD+</text:span>---+</text:p>
      <text:p text:style-name="P1"><text:s text:c="5"/>| <text:s text:c="26"/>| <text:s text:c="15"/>| <text:s text:c="16"/>|<text:span text:style-name="T2">waiting.not_empty</text:span> | <text:s text:c="22"/><text:span text:style-name="T1">+-----------+</text:span> <text:span text:style-name="T1">+-----+</text:span> <text:s text:c="13"/>| <text:s text:c="3"/><text:span text:style-name="T3">+----+</text:span></text:p>
      <text:p text:style-name="P1"><text:s text:c="5"/>| <text:s text:c="26"/>| <text:s text:c="15"/>| <text:s text:c="16"/>+------------------+ <text:s text:c="57"/>|</text:p>
      <text:p text:style-name="P1"><text:s text:c="5"/>| <text:s text:c="26"/>|<text:span text:style-name="T2">ready.not_empty</text:span> | <text:s text:c="35"/>|<text:span text:style-name="T2">waiting.at &gt; ready.at</text:span> <text:s/><text:span text:style-name="T1">+---------+</text:span> <text:s text:c="23"/>|</text:p>
      <text:p text:style-name="P1"><text:s text:c="5"/>| <text:s text:c="26"/>+----------------+ <text:s text:c="35"/>+-----------------------<text:span text:style-name="T1">+FWD ready+</text:span>------------------------+</text:p>
      <text:p text:style-name="P1"><text:s text:c="5"/>| <text:s text:c="43"/>| <text:s text:c="59"/><text:span text:style-name="T1">+---------+</text:span> <text:s text:c="23"/>|</text:p>
      <text:p text:style-name="P1"><text:s text:c="5"/>| <text:s text:c="43"/>| <text:s text:c="94"/>|</text:p>
      <text:p text:style-name="P1"><text:s text:c="5"/>| <text:s text:c="43"/>|<text:span text:style-name="T2">clk &gt;= ready.at</text:span> <text:s text:c="79"/>| <text:s text:c="2"/><text:span text:style-name="T7"><text:s text:c="10"/></text:span></text:p>
      <text:p text:style-name="P1"><text:s text:c="5"/>| <text:s text:c="43"/>+-----------------------------------------------------------------------------------------------+ <text:span text:style-name="T7"><text:s text:c="11"/></text:span><text:s text:c="2"/></text:p>
      <text:p text:style-name="P1"><text:s text:c="5"/>| <text:s text:c="139"/>| <text:span text:style-name="T7"><text:s text:c="10"/></text:span></text:p>
      <text:p text:style-name="P1"><text:s text:c="5"/>|<text:span text:style-name="T2">waiting.non_empty</text:span> <text:s text:c="122"/>|</text:p>
      <text:p text:style-name="P1"><text:s text:c="5"/>|<text:span text:style-name="T2">clk &gt;= waiting.at</text:span> <text:s text:c="101"/><text:span text:style-name="T1">+-----+</text:span> <text:span text:style-name="T1">+------+</text:span> <text:s text:c="4"/>|</text:p>
      <text:p text:style-name="P1"><text:s text:c="5"/>+-----------------------------------------------------------------------------------------------------------------------<text:span text:style-name="T1">+FLUSH+</text:span>-<text:span text:style-name="T1">+UNLOAD+</text:span>-----+</text:p>
      <text:p text:style-name="P1"><text:s text:c="125"/><text:span text:style-name="T1">+-----+</text:span> <text:span text:style-name="T1">+------+</text:span> <text:s text:c="4"/></text:p>
      <text:p text:style-name="P1"><text:s text:c="1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20:17:45.603534528</meta:creation-date>
    <dc:date>2017-07-25T08:25:52.915838803</dc:date>
    <meta:editing-duration>PT13M5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180" meta:character-count="4386" meta:non-whitespace-character-count="1335"/>
  </office:meta>
</office:document-meta>
</file>